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Trebuchet MS3" svg:font-family="'Trebuchet MS'" style:font-family-generic="swiss" style:font-pitch="variable"/>
    <style:font-face style:name="Trebuchet MS1" svg:font-family="'Trebuchet MS'" style:font-adornments="Bold" style:font-family-generic="swiss" style:font-pitch="variable"/>
    <style:font-face style:name="Trebuchet MS2" svg:font-family="'Trebuchet MS'" style:font-adornments="Bold Italic" style:font-family-generic="swiss" style:font-pitch="variable"/>
    <style:font-face style:name="Trebuchet MS" svg:font-family="'Trebuchet M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45.79mm"/>
    </style:style>
    <style:style style:name="co2" style:family="table-column">
      <style:table-column-properties fo:break-before="auto" style:column-width="64.29mm"/>
    </style:style>
    <style:style style:name="co3" style:family="table-column">
      <style:table-column-properties fo:break-before="auto" style:column-width="49.48mm"/>
    </style:style>
    <style:style style:name="co4" style:family="table-column">
      <style:table-column-properties fo:break-before="auto" style:column-width="43.13mm"/>
    </style:style>
    <style:style style:name="co5" style:family="table-column">
      <style:table-column-properties fo:break-before="auto" style:column-width="17.73mm"/>
    </style:style>
    <style:style style:name="co6" style:family="table-column">
      <style:table-column-properties fo:break-before="auto" style:column-width="57.41mm"/>
    </style:style>
    <style:style style:name="co7" style:family="table-column">
      <style:table-column-properties fo:break-before="auto" style:column-width="53.71mm"/>
    </style:style>
    <style:style style:name="co8" style:family="table-column">
      <style:table-column-properties fo:break-before="auto" style:column-width="25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Version_20_information">
      <style:table-properties table:display="true" style:writing-mode="lr-tb"/>
    </style:style>
    <style:style style:name="ta2" style:family="table" style:master-page-name="PageStyle_5f_XXXX0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information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information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3" style:family="table-cell" style:parent-style-name="information" style:data-style-name="N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color="#000000" style:text-line-through-style="none" style:text-line-through-type="none" style:font-name="Arial1" fo:font-size="10pt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ext-properties fo:color="#000000" style:text-line-through-style="none" style:text-line-through-type="none" style:font-name="Arial1" fo:font-size="10pt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" style:family="table-cell" style:parent-style-name="Default">
      <style:table-cell-properties style:cell-protect="none" style:print-content="true" fo:background-color="transparent" fo:wrap-option="no-wrap" style:direction="ltr" style:rotation-angle="0" style:rotation-align="none" style:shrink-to-fit="false" loext:vertical-justify="auto"/>
      <style:paragraph-properties css3t:text-justify="auto" fo:margin-left="0mm" style:writing-mode="page"/>
    </style:style>
    <style:style style:name="ce8" style:family="table-cell" style:parent-style-name="information" style:data-style-name="N0">
      <style:table-cell-properties style:rotation-align="none"/>
    </style:style>
    <style:style style:name="ce9" style:family="table-cell" style:parent-style-name="information" style:data-style-name="N114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information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 style:data-style-name="N114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2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3" style:family="table-cell" style:parent-style-name="Default" style:data-style-name="N113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5" style:family="table-cell" style:parent-style-name="Default" style:data-style-name="N113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13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0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information" style:data-style-name="N0"/>
    <style:style style:name="ce19" style:family="table-cell" style:parent-style-name="actionword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0" style:family="table-cell" style:parent-style-name="actionword" style:data-style-name="N0"/>
    <style:style style:name="ce21" style:family="table-cell" style:parent-style-name="testcondition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actionword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testcase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actionword" style:data-style-name="N0">
      <style:table-cell-properties style:rotation-align="none"/>
    </style:style>
    <style:style style:name="ce25" style:family="table-cell" style:parent-style-name="testcase" style:data-style-name="N0">
      <style:text-properties style:use-window-font-color="true" fo:font-size="10pt" fo:font-style="normal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testcondition" style:data-style-name="N0"/>
    <style:style style:name="ce27" style:family="table-cell" style:parent-style-name="testcase" style:data-style-name="N0"/>
    <style:style style:name="ce28" style:family="table-cell" style:parent-style-name="Default">
      <style:table-cell-properties style:cell-protect="none" style:print-content="true" style:diagonal-bl-tr="none" style:diagonal-tl-br="none" fo:background-color="transparent" fo:wrap-option="wrap" fo:border="none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information" style:data-style-name="N114"/>
    <style:style style:name="ce30" style:family="table-cell" style:parent-style-name="comment" style:data-style-name="N1011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3399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1" style:family="table-cell" style:parent-style-name="Default" style:data-style-name="N10113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32" style:family="table-cell" style:parent-style-name="testcondition" style:data-style-name="N1011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tag" style:data-style-name="N1011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34" style:family="table-cell" style:parent-style-name="Default" style:data-style-name="N10113">
      <style:table-cell-properties style:cell-protect="protected" style:print-content="true" fo:wrap-option="no-wrap" style:direction="ltr" style:rotation-angle="0" style:shrink-to-fit="false" loext:vertical-justify="auto"/>
      <style:paragraph-properties css3t:text-justify="auto" fo:margin-left="0mm" style:writing-mode="page"/>
    </style:style>
    <style:style style:name="ce35" style:family="table-cell" style:parent-style-name="testcase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36" style:family="table-cell" style:parent-style-name="comment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3399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7" style:family="table-cell" style:parent-style-name="argument" style:data-style-name="N0">
      <style:table-cell-properties style:rotation-align="none"/>
    </style:style>
    <style:style style:name="ce38" style:family="table-cell" style:parent-style-name="testdata" style:data-style-name="N0">
      <style:table-cell-properties style:rotation-align="none"/>
    </style:style>
    <style:style style:name="ce39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comment" style:data-style-name="N0"/>
    <style:style style:name="ce41" style:family="table-cell" style:parent-style-name="comment" style:data-style-name="N10113"/>
    <style:style style:name="ce42" style:family="table-cell" style:parent-style-name="Default">
      <style:table-cell-properties style:cell-protect="none" style:print-content="true" style:diagonal-bl-tr="none" style:diagonal-tl-br="none" fo:background-color="transparent" fo:wrap-option="wrap" fo:border="none" style:direction="ltr" style:rotation-angle="0" style:rotation-align="none" style:shrink-to-fit="false" loext:vertical-justify="auto"/>
      <style:paragraph-properties css3t:text-justify="auto" fo:margin-left="0mm" style:writing-mode="page"/>
    </style:style>
    <style:style style:name="ce43" style:family="table-cell" style:parent-style-name="argument" style:data-style-name="N1">
      <style:table-cell-properties style:rotation-align="none"/>
    </style:style>
    <style:style style:name="ce44" style:family="table-cell" style:parent-style-name="testcondition" style:data-style-name="N10113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 style:data-style-name="N10113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tag-value" style:data-style-name="N10113">
      <style:table-cell-properties style:cell-protect="none" style:print-content="true" fo:background-color="transparent" fo:wrap-option="no-wrap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10113">
      <style:table-cell-properties style:cell-protect="none" style:print-content="true" fo:background-color="transparent" fo:wrap-option="no-wrap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testcase" style:data-style-name="N0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testcondition" style:data-style-name="N10113"/>
    <style:style style:name="ce51" style:family="table-cell" style:parent-style-name="tag-value" style:data-style-name="N10113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testcase" style:data-style-name="N0">
      <style:text-properties style:use-window-font-color="tru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cell-protect="none" style:print-content="true" style:diagonal-bl-tr="none" style:diagonal-tl-br="none" fo:background-color="transparent" fo:wrap-option="no-wrap" fo:border="none" style:direction="ltr" style:rotation-angle="0" style:rotation-align="none" style:shrink-to-fit="false" loext:vertical-justify="auto"/>
      <style:paragraph-properties css3t:text-justify="auto" fo:margin-left="0mm" style:writing-mode="page"/>
    </style:style>
    <style:style style:name="ce54" style:family="table-cell" style:parent-style-name="information" style:data-style-name="N11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56" style:family="table-cell" style:parent-style-name="testcondition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7" style:family="table-cell" style:parent-style-name="information" style:data-style-name="N0">
      <style:table-cell-properties fo:border="0.06pt solid #000000"/>
      <style:text-properties fo:font-weight="normal" style:font-weight-asian="normal" style:font-weight-complex="normal"/>
    </style:style>
    <style:style style:name="ce58" style:family="table-cell" style:parent-style-name="testcase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59" style:family="table-cell" style:parent-style-name="testcondition" style:data-style-name="N0">
      <style:table-cell-properties style:rotation-align="none"/>
    </style:style>
    <style:style style:name="ce60" style:family="table-cell" style:parent-style-name="testcase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6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content-validations>
        <table:content-validation table:name="val1" table:condition="of:cell-content-is-in-list([.$H$2:.$H$6])" table:allow-empty-cell="true" table:display-list="unsorted" table:base-cell-address="XXXX01.H14">
          <table:help-message table:display="true"/>
          <table:error-message table:message-type="stop" table:title="Not a valid value" table:display="true">
            <text:p>The value you have entered is not valid</text:p>
            <text:p/>
            <text:p>A user has restricted values that can be entered into this cell</text:p>
          </table:error-message>
        </table:content-validation>
        <table:content-validation table:name="val2" table:condition="of:cell-content-is-in-list([.$F$2:.$F$6])" table:allow-empty-cell="true" table:display-list="unsorted" table:base-cell-address="XXXX01.F14">
          <table:help-message table:display="true"/>
          <table:error-message table:message-type="stop" table:title="Not a valid value" table:display="true">
            <text:p>The value you have entered is not valid</text:p>
            <text:p/>
            <text:p>A user has restricted values that can be entered into this cell</text:p>
          </table:error-message>
        </table:content-validation>
        <table:content-validation table:name="val3" table:base-cell-address="XXXX01.F33">
          <table:help-message table:display="true"/>
          <table:error-message table:message-type="stop" table:title="Not a valid value" table:display="true">
            <text:p>The value you have entered is not valid</text:p>
            <text:p/>
            <text:p>A user has restricted values that can be entered into this cell</text:p>
          </table:error-message>
        </table:content-validation>
        <table:content-validation table:name="val4" table:condition="of:cell-content-is-in-list([.$G$2:.$G$7])" table:allow-empty-cell="true" table:display-list="unsorted" table:base-cell-address="XXXX01.G14">
          <table:help-message table:display="true"/>
          <table:error-message table:message-type="stop" table:title="Not a valid value" table:display="true">
            <text:p>The value you have entered is not valid</text:p>
            <text:p/>
            <text:p>A user has restricted values that can be entered into this cell</text:p>
          </table:error-message>
        </table:content-validation>
        <table:content-validation table:name="val5" table:condition="of:cell-content-is-in-list(&quot;S&quot;;&quot;N&quot;;&quot;G&quot;;&quot;F&quot;;&quot;T&quot;)" table:allow-empty-cell="true" table:display-list="unsorted" table:base-cell-address="XXXX01.I47">
          <table:help-message table:display="true"/>
          <table:error-message table:message-type="stop" table:display="true">
            <text:p>Select a valid test status</text:p>
          </table:error-message>
        </table:content-validation>
      </table:content-validations>
      <table:table table:name="Version information" table:style-name="ta1" table:print-ranges="'Version information'.A1:'Version information'.D20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 calcext:value-type="string">
            <text:p>cluster</text:p>
          </table:table-cell>
          <table:table-cell table:style-name="ce1" office:value-type="string" calcext:value-type="string">
            <text:p>&lt;logical test cluster name&gt;</text:p>
          </table:table-cell>
          <table:table-cell table:style-name="ce2" table:number-columns-repeated="2"/>
          <table:table-cell table:style-name="Default" table:number-columns-repeated="1020"/>
        </table:table-row>
        <table:table-row table:style-name="ro1">
          <table:table-cell table:style-name="ce1" office:value-type="string" calcext:value-type="string">
            <text:p>cluster id</text:p>
          </table:table-cell>
          <table:table-cell table:style-name="ce8" office:value-type="string" calcext:value-type="string">
            <text:p>XXXX</text:p>
          </table:table-cell>
          <table:table-cell table:style-name="ce2" table:number-columns-repeated="2"/>
          <table:table-cell table:style-name="Default" table:number-columns-repeated="1020"/>
        </table:table-row>
        <table:table-row table:style-name="ro1">
          <table:table-cell table:style-name="ce2" office:value-type="string" calcext:value-type="string">
            <text:p>application name</text:p>
          </table:table-cell>
          <table:table-cell table:style-name="ce1" office:value-type="string" calcext:value-type="string">
            <text:p>&lt;application with version number&gt;</text:p>
          </table:table-cell>
          <table:table-cell table:style-name="ce2" table:number-columns-repeated="2"/>
          <table:table-cell table:style-name="Default" table:number-columns-repeated="1020"/>
        </table:table-row>
        <table:table-row table:style-name="ro1">
          <table:table-cell table:style-name="ce2" office:value-type="string" calcext:value-type="string">
            <text:p>application version</text:p>
          </table:table-cell>
          <table:table-cell table:style-name="ce2" office:value-type="string" calcext:value-type="string">
            <text:p>&lt;version number&gt;</text:p>
          </table:table-cell>
          <table:table-cell table:style-name="ce10" table:number-columns-repeated="2"/>
          <table:table-cell table:style-name="ce12" table:number-columns-repeated="1020"/>
        </table:table-row>
        <table:table-row table:style-name="ro1">
          <table:table-cell table:style-name="ce3" office:value-type="string" calcext:value-type="string">
            <text:p>application version date</text:p>
          </table:table-cell>
          <table:table-cell table:style-name="ce9" office:value-type="string" calcext:value-type="string">
            <text:p>&lt;version date&gt;</text:p>
          </table:table-cell>
          <table:table-cell table:style-name="ce3" table:number-columns-repeated="2"/>
          <table:table-cell table:style-name="Default"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" office:value-type="string" calcext:value-type="string">
            <text:p>Summary</text:p>
          </table:table-cell>
          <table:table-cell table:style-name="ce2" table:number-columns-repeated="3"/>
          <table:table-cell table:style-name="ce13"/>
          <table:table-cell table:style-name="ce15"/>
          <table:table-cell table:style-name="ce16" table:number-columns-repeated="1018"/>
        </table:table-row>
        <table:table-row table:style-name="ro1">
          <table:table-cell table:style-name="ce4" office:value-type="string" calcext:value-type="string" table:number-columns-spanned="4" table:number-rows-spanned="12">
            <text:p>&lt;On this sheet you can also keep record of documentation, including version numbers and/or release dates, on which the test cluster is based upon. Also providing the version of test cluster might enhance tracebility&gt;</text:p>
          </table:table-cell>
          <table:covered-table-cell table:number-columns-repeated="3" table:style-name="Default"/>
          <table:table-cell table:style-name="Default" table:number-columns-repeated="1020"/>
        </table:table-row>
        <table:table-row table:style-name="ro1">
          <table:covered-table-cell table:style-name="ce5"/>
          <table:covered-table-cell table:number-columns-repeated="3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" office:value-type="string" calcext:value-type="string">
            <text:p>Configuration history</text:p>
          </table:table-cell>
          <table:table-cell table:style-name="ce2" table:number-columns-repeated="3"/>
          <table:table-cell table:style-name="ce13"/>
          <table:table-cell table:style-name="ce15"/>
          <table:table-cell table:style-name="ce16" table:number-columns-repeated="1018"/>
        </table:table-row>
        <table:table-row table:style-name="ro1">
          <table:table-cell table:style-name="ce2" office:value-type="string" calcext:value-type="string">
            <text:p>Alterations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Date of modification</text:p>
          </table:table-cell>
          <table:table-cell table:style-name="ce2" office:value-type="string" calcext:value-type="string">
            <text:p>Author</text:p>
          </table:table-cell>
          <table:table-cell table:style-name="ce14" table:number-columns-repeated="20"/>
          <table:table-cell table:style-name="ce17" table:number-columns-repeated="1000"/>
        </table:table-row>
        <table:table-row table:style-name="ro1">
          <table:table-cell table:style-name="ce6" office:value-type="string" calcext:value-type="string">
            <text:p>initial version</text:p>
          </table:table-cell>
          <table:table-cell table:style-name="ce6" office:value-type="string" calcext:value-type="string">
            <text:p>0.1</text:p>
          </table:table-cell>
          <table:table-cell table:style-name="ce11"/>
          <table:table-cell table:style-name="ce6"/>
          <table:table-cell table:number-columns-repeated="1020"/>
        </table:table-row>
        <table:table-row table:style-name="ro1" table:number-rows-repeated="5">
          <table:table-cell table:style-name="ce6" table:number-columns-repeated="2"/>
          <table:table-cell table:style-name="ce11"/>
          <table:table-cell table:style-name="ce6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Version information'.$A$1" table:cell-range-address="$'Version information'.$A$1:.$D$20" table:range-usable-as="print-range"/>
        </table:named-expressions>
      </table:table>
      <table:table table:name="XXXX01" table:style-name="ta2">
        <office:forms form:automatic-focus="false" form:apply-design-mode="false"/>
        <table:table-column table:style-name="co6" table:default-cell-style-name="ce28"/>
        <table:table-column table:style-name="co7" table:default-cell-style-name="ce42"/>
        <table:table-column table:style-name="co7" table:default-cell-style-name="ce53"/>
        <table:table-column table:style-name="co7" table:number-columns-repeated="2" table:default-cell-style-name="ce42"/>
        <table:table-column table:style-name="co7" table:number-columns-repeated="3" table:default-cell-style-name="ce53"/>
        <table:table-column table:style-name="co8" table:default-cell-style-name="ce53"/>
        <table:table-column table:style-name="co7" table:number-columns-repeated="11" table:default-cell-style-name="ce53"/>
        <table:table-column table:style-name="co5" table:number-columns-repeated="1004" table:default-cell-style-name="ce53"/>
        <table:table-row table:style-name="ro1">
          <table:table-cell table:style-name="ce18" office:value-type="string" calcext:value-type="string">
            <text:p>cluster</text:p>
          </table:table-cell>
          <table:table-cell table:style-name="ce18" table:formula="of:=ClusterName" office:value-type="string" office:string-value="&lt;logical test cluster name&gt;" calcext:value-type="string">
            <text:p>&lt;logical test cluster name&gt;</text:p>
          </table:table-cell>
          <table:table-cell table:style-name="ce2" table:number-columns-repeated="3"/>
          <table:table-cell table:style-name="ce18" office:value-type="string" calcext:value-type="string">
            <text:p>Functional Priority</text:p>
          </table:table-cell>
          <table:table-cell table:style-name="ce18" office:value-type="string" calcext:value-type="string">
            <text:p>Status testcase</text:p>
          </table:table-cell>
          <table:table-cell table:style-name="ce18" office:value-type="string" calcext:value-type="string">
            <text:p>Test Priority</text:p>
          </table:table-cell>
          <table:table-cell table:style-name="ce18" office:value-type="string" calcext:value-type="string">
            <text:p>Test Status</text:p>
          </table:table-cell>
          <table:table-cell table:style-name="ce61" table:number-columns-repeated="1015"/>
        </table:table-row>
        <table:table-row table:style-name="ro1">
          <table:table-cell table:style-name="ce18" office:value-type="string" calcext:value-type="string">
            <text:p>subcluster id</text:p>
          </table:table-cell>
          <table:table-cell table:style-name="ce18" table:formula="of:=ClusterID&amp;&quot;01&quot;" office:value-type="string" office:string-value="XXXX01" calcext:value-type="string">
            <text:p>XXXX01</text:p>
          </table:table-cell>
          <table:table-cell table:style-name="ce2" table:number-columns-repeated="3"/>
          <table:table-cell table:number-columns-repeated="3" table:style-name="ce57" office:value-type="string" calcext:value-type="string">
            <text:p>Not defined</text:p>
          </table:table-cell>
          <table:table-cell table:style-name="ce57" office:value-type="string" calcext:value-type="string">
            <text:p>S</text:p>
          </table:table-cell>
          <table:table-cell table:style-name="Default" table:number-columns-repeated="1015"/>
        </table:table-row>
        <table:table-row table:style-name="ro1">
          <table:table-cell table:style-name="ce18" office:value-type="string" calcext:value-type="string">
            <text:p>subcluster name</text:p>
          </table:table-cell>
          <table:table-cell table:style-name="ce18" office:value-type="string" calcext:value-type="string">
            <text:p>&lt;logical subcluster name&gt;</text:p>
          </table:table-cell>
          <table:table-cell table:style-name="ce1"/>
          <table:table-cell table:style-name="ce54"/>
          <table:table-cell table:style-name="ce2"/>
          <table:table-cell table:style-name="ce57" office:value-type="string" calcext:value-type="string">
            <text:p>Must have</text:p>
          </table:table-cell>
          <table:table-cell table:style-name="ce57" office:value-type="string" calcext:value-type="string">
            <text:p>Not started</text:p>
          </table:table-cell>
          <table:table-cell table:style-name="ce57" office:value-type="string" calcext:value-type="string">
            <text:p>Must Test</text:p>
          </table:table-cell>
          <table:table-cell table:style-name="ce57" office:value-type="string" calcext:value-type="string">
            <text:p>N</text:p>
          </table:table-cell>
          <table:table-cell table:style-name="Default" table:number-columns-repeated="1015"/>
        </table:table-row>
        <table:table-row table:style-name="ro1">
          <table:table-cell table:style-name="ce18" office:value-type="string" calcext:value-type="string">
            <text:p>subcluster priority</text:p>
          </table:table-cell>
          <table:table-cell table:style-name="ce18" table:content-validation-name="val1" office:value-type="string" calcext:value-type="string">
            <text:p>Must Test</text:p>
          </table:table-cell>
          <table:table-cell table:style-name="ce1" table:number-columns-repeated="2"/>
          <table:table-cell table:style-name="ce2"/>
          <table:table-cell table:style-name="ce57" office:value-type="string" calcext:value-type="string">
            <text:p>Should have</text:p>
          </table:table-cell>
          <table:table-cell table:style-name="ce57" office:value-type="string" calcext:value-type="string">
            <text:p>Developing</text:p>
          </table:table-cell>
          <table:table-cell table:style-name="ce57" office:value-type="string" calcext:value-type="string">
            <text:p>Should Test</text:p>
          </table:table-cell>
          <table:table-cell table:style-name="ce57" office:value-type="string" calcext:value-type="string">
            <text:p>G</text:p>
          </table:table-cell>
          <table:table-cell table:style-name="Default" table:number-columns-repeated="1015"/>
        </table:table-row>
        <table:table-row table:style-name="ro1">
          <table:table-cell table:style-name="ce18" office:value-type="string" calcext:value-type="string">
            <text:p>version</text:p>
          </table:table-cell>
          <table:table-cell table:style-name="ce18" table:formula="of:=ApplicationVersion" office:value-type="string" office:string-value="&lt;version number&gt;" calcext:value-type="string">
            <text:p>&lt;version number&gt;</text:p>
          </table:table-cell>
          <table:table-cell table:style-name="ce1"/>
          <table:table-cell table:style-name="ce2" table:content-validation-name="val1"/>
          <table:table-cell table:style-name="ce2"/>
          <table:table-cell table:style-name="ce57" office:value-type="string" calcext:value-type="string">
            <text:p>Could have</text:p>
          </table:table-cell>
          <table:table-cell table:style-name="ce57" office:value-type="string" calcext:value-type="string">
            <text:p>Ready for review</text:p>
          </table:table-cell>
          <table:table-cell table:style-name="ce57" office:value-type="string" calcext:value-type="string">
            <text:p>Could Test</text:p>
          </table:table-cell>
          <table:table-cell table:style-name="ce57" office:value-type="string" calcext:value-type="string">
            <text:p>F</text:p>
          </table:table-cell>
          <table:table-cell table:style-name="Default" table:number-columns-repeated="1015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29" table:formula="of:=ApplicationDate" office:value-type="string" office:string-value="&lt;version date&gt;" calcext:value-type="string">
            <text:p>&lt;version date&gt;</text:p>
          </table:table-cell>
          <table:table-cell table:style-name="ce1"/>
          <table:table-cell table:style-name="ce2" table:content-validation-name="val1"/>
          <table:table-cell table:style-name="ce2"/>
          <table:table-cell table:style-name="ce57" office:value-type="string" calcext:value-type="string">
            <text:p>Won't have</text:p>
          </table:table-cell>
          <table:table-cell table:style-name="ce57" office:value-type="string" calcext:value-type="string">
            <text:p>Update after review</text:p>
          </table:table-cell>
          <table:table-cell table:style-name="ce57" office:value-type="string" calcext:value-type="string">
            <text:p>Won't Test</text:p>
          </table:table-cell>
          <table:table-cell table:style-name="ce57" office:value-type="string" calcext:value-type="string">
            <text:p>T</text:p>
          </table:table-cell>
          <table:table-cell table:style-name="Default" table:number-columns-repeated="1015"/>
        </table:table-row>
        <table:table-row table:style-name="ro1">
          <table:table-cell table:style-name="ce18" table:number-columns-repeated="2"/>
          <table:table-cell table:style-name="ce1"/>
          <table:table-cell table:style-name="ce2" table:content-validation-name="val1"/>
          <table:table-cell table:style-name="ce2"/>
          <table:table-cell table:style-name="ce57"/>
          <table:table-cell table:style-name="ce57" office:value-type="string" calcext:value-type="string">
            <text:p>Final</text:p>
          </table:table-cell>
          <table:table-cell table:style-name="ce57" table:number-columns-repeated="2"/>
          <table:table-cell table:style-name="Default" table:number-columns-repeated="1015"/>
        </table:table-row>
        <table:table-row table:style-name="ro1">
          <table:table-cell table:style-name="ce18" office:value-type="string" calcext:value-type="string">
            <text:p>number of testconditions</text:p>
          </table:table-cell>
          <table:table-cell table:style-name="ce18" table:formula="of:=COUNTIF([.A$1:.A$1048576];&quot;testcondition&quot;) + COUNTIF([.A$1:.A$1048576];&quot;test condition&quot;)" office:value-type="float" office:value="2" calcext:value-type="float">
            <text:p>2</text:p>
          </table:table-cell>
          <table:table-cell table:style-name="ce2" table:number-columns-repeated="3"/>
          <table:table-cell table:style-name="ce18" table:number-columns-repeated="4"/>
          <table:table-cell table:style-name="Default" table:number-columns-repeated="1015"/>
        </table:table-row>
        <table:table-row table:style-name="ro1">
          <table:table-cell table:style-name="ce18" office:value-type="string" calcext:value-type="string">
            <text:p>number of testcases</text:p>
          </table:table-cell>
          <table:table-cell table:style-name="ce18" table:formula="of:=COUNTIF([.A$1:.A$1048576];&quot;testcase&quot;) + COUNTIF([.A$1:.A$1048576];&quot;test case&quot;)" office:value-type="float" office:value="5" calcext:value-type="float">
            <text:p>5</text:p>
          </table:table-cell>
          <table:table-cell table:style-name="ce1" table:number-columns-repeated="2"/>
          <table:table-cell table:style-name="ce2"/>
          <table:table-cell table:style-name="ce18" table:number-columns-repeated="3"/>
          <table:table-cell table:style-name="ce18" office:value-type="string" calcext:value-type="string">
            <text:p>&amp;cont column</text:p>
          </table:table-cell>
          <table:table-cell table:style-name="Default" table:number-columns-repeated="1015"/>
        </table:table-row>
        <table:table-row table:style-name="ro1">
          <table:table-cell table:style-name="ce19"/>
          <table:table-cell table:style-name="ce30" office:value-type="string" calcext:value-type="string">
            <text:p>Comment for the subcluster</text:p>
          </table:table-cell>
          <table:table-cell table:style-name="ce12"/>
          <table:table-cell table:style-name="ce55"/>
          <table:table-cell table:style-name="ce12" table:number-columns-repeated="1020"/>
        </table:table-row>
        <table:table-row table:style-name="ro1">
          <table:table-cell table:style-name="ce19"/>
          <table:table-cell table:style-name="ce31"/>
          <table:table-cell table:style-name="ce12"/>
          <table:table-cell table:style-name="ce55"/>
          <table:table-cell table:style-name="Default" table:number-columns-repeated="1020"/>
        </table:table-row>
        <table:table-row table:style-name="ro1">
          <table:table-cell table:style-name="ce20" office:value-type="string" calcext:value-type="string">
            <text:p>cluster setup</text:p>
          </table:table-cell>
          <table:table-cell table:style-name="ce31"/>
          <table:table-cell table:style-name="ce12"/>
          <table:table-cell table:style-name="ce55"/>
          <table:table-cell table:style-name="Default" table:number-columns-repeated="1020"/>
        </table:table-row>
        <table:table-row table:style-name="ro1">
          <table:table-cell table:style-name="ce19"/>
          <table:table-cell table:style-name="ce31"/>
          <table:table-cell table:style-name="ce12"/>
          <table:table-cell table:style-name="ce55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testcondition</text:p>
          </table:table-cell>
          <table:table-cell table:style-name="ce32" table:formula="of:=CONCATENATE(VLOOKUP(&quot;SUBCLUSTER ID&quot;;[.A$1:.B$1048576];2;0);&quot;C&quot;;COUNTIF(OFFSET([.A$1];0;0;ROW();1); &quot;testcondition&quot;)*10)" office:value-type="string" office:string-value="XXXX01C10" calcext:value-type="string">
            <text:p>XXXX01C10</text:p>
          </table:table-cell>
          <table:table-cell table:style-name="ce44" office:value-type="string" calcext:value-type="string" table:number-columns-spanned="3" table:number-rows-spanned="1">
            <text:p>Condition 1</text:p>
          </table:table-cell>
          <table:covered-table-cell table:number-columns-repeated="2" table:style-name="ce56"/>
          <table:table-cell table:style-name="ce56" table:content-validation-name="val2" office:value-type="string" calcext:value-type="string">
            <text:p>Must have</text:p>
          </table:table-cell>
          <table:table-cell table:style-name="ce56" table:content-validation-name="val4" office:value-type="string" calcext:value-type="string">
            <text:p>Final</text:p>
          </table:table-cell>
          <table:table-cell table:style-name="ce56" table:content-validation-name="val1" office:value-type="string" calcext:value-type="string">
            <text:p>Must Test</text:p>
          </table:table-cell>
          <table:table-cell table:style-name="ce59"/>
          <table:table-cell table:style-name="ce61" table:number-columns-repeated="1015"/>
        </table:table-row>
        <table:table-row-group>
          <table:table-row table:style-name="ro1">
            <table:table-cell table:style-name="ce19"/>
            <table:table-cell table:style-name="ce30" office:value-type="string" calcext:value-type="string">
              <text:p>Comment and/or reference to requirement/specification</text:p>
            </table:table-cell>
            <table:table-cell table:style-name="ce45"/>
            <table:table-cell table:style-name="Default" table:number-columns-repeated="1021"/>
          </table:table-row>
          <table:table-row table:style-name="ro1">
            <table:table-cell table:style-name="ce19"/>
            <table:table-cell table:style-name="ce30"/>
            <table:table-cell table:style-name="ce45"/>
            <table:table-cell table:style-name="Default" table:number-columns-repeated="1021"/>
          </table:table-row>
          <table:table-row table:style-name="ro1">
            <table:table-cell table:style-name="ce20" office:value-type="string" calcext:value-type="string">
              <text:p>#tag</text:p>
            </table:table-cell>
            <table:table-cell table:style-name="ce33" office:value-type="string" calcext:value-type="string">
              <text:p>Requirement</text:p>
            </table:table-cell>
            <table:table-cell table:style-name="ce46" office:value-type="string" calcext:value-type="string">
              <text:p>R1.1</text:p>
            </table:table-cell>
            <table:table-cell table:style-name="Default" table:number-columns-repeated="1021"/>
          </table:table-row>
          <table:table-row table:style-name="ro1">
            <table:table-cell table:style-name="ce22"/>
            <table:table-cell table:style-name="ce34"/>
            <table:table-cell table:style-name="ce47"/>
            <table:table-cell table:style-name="Default" table:number-columns-repeated="1021"/>
          </table:table-row>
          <table:table-row table:style-name="ro1">
            <table:table-cell table:style-name="ce20" office:value-type="string" calcext:value-type="string">
              <text:p>tc setup</text:p>
            </table:table-cell>
            <table:table-cell table:style-name="ce34"/>
            <table:table-cell table:style-name="ce47"/>
            <table:table-cell table:style-name="Default" table:number-columns-repeated="1021"/>
          </table:table-row>
          <table:table-row table:style-name="ro1">
            <table:table-cell table:style-name="ce19"/>
            <table:table-cell table:style-name="ce30"/>
            <table:table-cell table:style-name="ce45"/>
            <table:table-cell table:style-name="Default" table:number-columns-repeated="1021"/>
          </table:table-row>
          <table:table-row table:style-name="ro1">
            <table:table-cell table:style-name="ce23" office:value-type="string" calcext:value-type="string">
              <text:p>testcase</text:p>
            </table:table-cell>
            <table:table-cell table:style-name="ce35" table:formula="of:=CONCATENATE(VLOOKUP(&quot;SUBCLUSTER ID&quot;;[.A$1:.B$1048576];2;0);&quot;C&quot;;COUNTIF(OFFSET([.A$1];0;0;ROW();1); &quot;testcondition&quot;)*10)&amp; &quot;T&quot; &amp;(COUNTIF(OFFSET([.B$1];0;0;ROW()-1;1);CONCATENATE(VLOOKUP(&quot;SUBCLUSTER ID&quot;;[.A$1:.B$1048576];2;0);&quot;C&quot;;COUNTIF(OFFSET([.A$1];0;0;ROW();1); &quot;testcondition&quot;)*10)&amp; &quot;T.*&quot;) +1) * 10" office:value-type="string" office:string-value="XXXX01C10T10" calcext:value-type="string">
              <text:p>XXXX01C10T10</text:p>
            </table:table-cell>
            <table:table-cell table:style-name="ce48" office:value-type="string" calcext:value-type="string" table:number-columns-spanned="3" table:number-rows-spanned="1">
              <text:p>&lt;testcase description&gt;</text:p>
            </table:table-cell>
            <table:covered-table-cell table:number-columns-repeated="2" table:style-name="ce35"/>
            <table:table-cell table:style-name="ce35" table:content-validation-name="val3" table:number-columns-repeated="2"/>
            <table:table-cell table:style-name="ce58" table:content-validation-name="val3" table:formula="of:=IF([.I21]&lt;&gt;&quot;&quot;;&quot;Test status:&quot;;&quot;&quot;)">
              <text:p/>
            </table:table-cell>
            <table:table-cell table:style-name="ce60" table:content-validation-name="val5"/>
            <table:table-cell table:style-name="ce62" table:number-columns-repeated="1015"/>
          </table:table-row>
          <table:table-row-group>
            <table:table-row table:style-name="ro1">
              <table:table-cell table:style-name="ce19"/>
              <table:table-cell table:style-name="ce36" office:value-type="string" calcext:value-type="string">
                <text:p>Comment and/or reference to requirement/specification</text:p>
              </table:table-cell>
              <table:table-cell table:style-name="ce39" table:number-columns-repeated="3"/>
              <table:table-cell table:style-name="Default" table:number-columns-repeated="1019"/>
            </table:table-row>
            <table:table-row table:style-name="ro1">
              <table:table-cell table:style-name="ce19"/>
              <table:table-cell table:style-name="ce36"/>
              <table:table-cell table:style-name="ce39" table:number-columns-repeated="3"/>
              <table:table-cell table:style-name="Default" table:number-columns-repeated="1019"/>
            </table:table-row>
            <table:table-row table:style-name="ro1">
              <table:table-cell table:style-name="ce24"/>
              <table:table-cell table:style-name="ce37" office:value-type="string" calcext:value-type="string">
                <text:p>&lt;arg 2&gt;</text:p>
              </table:table-cell>
              <table:table-cell table:style-name="ce37" office:value-type="string" calcext:value-type="string">
                <text:p>&lt;arg 3&gt;</text:p>
              </table:table-cell>
              <table:table-cell table:style-name="ce37" office:value-type="string" calcext:value-type="string">
                <text:p>&lt;arg 4&gt;</text:p>
              </table:table-cell>
              <table:table-cell table:style-name="ce43" office:value-type="string" calcext:value-type="string">
                <text:p>&lt;arg 5&gt;</text:p>
              </table:table-cell>
              <table:table-cell table:style-name="ce37" office:value-type="string" calcext:value-type="string">
                <text:p>&lt;arg 6&gt;</text:p>
              </table:table-cell>
              <table:table-cell table:style-name="ce37" office:value-type="string" calcext:value-type="string">
                <text:p>&lt;arg n&gt;</text:p>
              </table:table-cell>
              <table:table-cell table:style-name="ce37" table:number-columns-repeated="1017"/>
            </table:table-row>
            <table:table-row table:style-name="ro1">
              <table:table-cell table:style-name="ce24" office:value-type="string" calcext:value-type="string">
                <text:p>&lt;action word&gt;</text:p>
              </table:table-cell>
              <table:table-cell table:number-columns-repeated="6" table:style-name="ce38" office:value-type="string" calcext:value-type="string">
                <text:p>&lt;testdata&gt;</text:p>
              </table:table-cell>
              <table:table-cell table:style-name="ce38" table:number-columns-repeated="1017"/>
            </table:table-row>
            <table:table-row table:style-name="ro1">
              <table:table-cell table:style-name="ce19"/>
              <table:table-cell table:style-name="ce39"/>
              <table:table-cell table:style-name="ce49"/>
              <table:table-cell table:style-name="ce39" table:number-columns-repeated="2"/>
              <table:table-cell table:style-name="Default" table:number-columns-repeated="1019"/>
            </table:table-row>
          </table:table-row-group>
          <table:table-row table:style-name="ro1">
            <table:table-cell table:style-name="ce23" office:value-type="string" calcext:value-type="string">
              <text:p>testcase</text:p>
            </table:table-cell>
            <table:table-cell table:style-name="ce35" table:formula="of:=CONCATENATE(VLOOKUP(&quot;SUBCLUSTER ID&quot;;[.A$1:.B$1048576];2;0);&quot;C&quot;;COUNTIF(OFFSET([.A$1];0;0;ROW();1); &quot;testcondition&quot;)*10)&amp; &quot;T&quot; &amp;(COUNTIF(OFFSET([.B$1];0;0;ROW()-1;1);CONCATENATE(VLOOKUP(&quot;SUBCLUSTER ID&quot;;[.A$1:.B$1048576];2;0);&quot;C&quot;;COUNTIF(OFFSET([.A$1];0;0;ROW();1); &quot;testcondition&quot;)*10)&amp; &quot;T.*&quot;) +1) * 10" office:value-type="string" office:string-value="XXXX01C10T20" calcext:value-type="string">
              <text:p>XXXX01C10T20</text:p>
            </table:table-cell>
            <table:table-cell table:style-name="ce48" office:value-type="string" calcext:value-type="string" table:number-columns-spanned="3" table:number-rows-spanned="1">
              <text:p>&lt;testcase description&gt;</text:p>
            </table:table-cell>
            <table:covered-table-cell table:number-columns-repeated="2" table:style-name="ce35"/>
            <table:table-cell table:style-name="ce35" table:content-validation-name="val3" table:number-columns-repeated="2"/>
            <table:table-cell table:style-name="ce58" table:content-validation-name="val3" table:formula="of:=IF([.I27]&lt;&gt;&quot;&quot;;&quot;Test status:&quot;;&quot;&quot;)" office:value-type="string" office:string-value="Test status:" calcext:value-type="string">
              <text:p>Test status:</text:p>
            </table:table-cell>
            <table:table-cell table:style-name="ce60" table:content-validation-name="val5" office:value-type="string" calcext:value-type="string">
              <text:p>N</text:p>
            </table:table-cell>
            <table:table-cell table:style-name="ce62" table:number-columns-repeated="1015"/>
          </table:table-row>
          <table:table-row-group>
            <table:table-row table:style-name="ro1">
              <table:table-cell table:style-name="ce19"/>
              <table:table-cell table:style-name="ce36" office:value-type="string" calcext:value-type="string">
                <text:p>Comment and/or reference to requirement/specification</text:p>
              </table:table-cell>
              <table:table-cell table:style-name="ce39" table:number-columns-repeated="3"/>
              <table:table-cell table:style-name="Default" table:number-columns-repeated="1019"/>
            </table:table-row>
            <table:table-row table:style-name="ro1">
              <table:table-cell table:style-name="ce19"/>
              <table:table-cell table:style-name="ce36"/>
              <table:table-cell table:style-name="ce39" table:number-columns-repeated="3"/>
              <table:table-cell table:style-name="Default" table:number-columns-repeated="1019"/>
            </table:table-row>
            <table:table-row table:style-name="ro1">
              <table:table-cell table:style-name="ce24"/>
              <table:table-cell table:style-name="ce37" office:value-type="string" calcext:value-type="string">
                <text:p>&lt;arg 2&gt;</text:p>
              </table:table-cell>
              <table:table-cell table:style-name="ce37" office:value-type="string" calcext:value-type="string">
                <text:p>&lt;arg 3&gt;</text:p>
              </table:table-cell>
              <table:table-cell table:style-name="ce37" office:value-type="string" calcext:value-type="string">
                <text:p>&lt;arg 4&gt;</text:p>
              </table:table-cell>
              <table:table-cell table:style-name="ce43" office:value-type="string" calcext:value-type="string">
                <text:p>&lt;arg 5&gt;</text:p>
              </table:table-cell>
              <table:table-cell table:style-name="ce37" office:value-type="string" calcext:value-type="string">
                <text:p>&lt;arg 6&gt;</text:p>
              </table:table-cell>
              <table:table-cell table:style-name="ce37" office:value-type="string" calcext:value-type="string">
                <text:p>&lt;arg n&gt;</text:p>
              </table:table-cell>
              <table:table-cell table:style-name="ce37" table:number-columns-repeated="1017"/>
            </table:table-row>
            <table:table-row table:style-name="ro1">
              <table:table-cell table:style-name="ce24" office:value-type="string" calcext:value-type="string">
                <text:p>&lt;action word&gt;</text:p>
              </table:table-cell>
              <table:table-cell table:number-columns-repeated="6" table:style-name="ce38" office:value-type="string" calcext:value-type="string">
                <text:p>&lt;testdata&gt;</text:p>
              </table:table-cell>
              <table:table-cell table:style-name="ce38" table:number-columns-repeated="1017"/>
            </table:table-row>
            <table:table-row table:style-name="ro1">
              <table:table-cell table:style-name="ce19"/>
              <table:table-cell table:style-name="ce39" table:number-columns-repeated="4"/>
              <table:table-cell table:style-name="Default" table:number-columns-repeated="1019"/>
            </table:table-row>
          </table:table-row-group>
          <table:table-row table:style-name="ro1">
            <table:table-cell table:style-name="ce25" office:value-type="string" calcext:value-type="string">
              <text:p>testcase</text:p>
            </table:table-cell>
            <table:table-cell table:style-name="ce35" table:formula="of:=CONCATENATE(VLOOKUP(&quot;SUBCLUSTER ID&quot;;[.A$1:.B$1048576];2;0);&quot;C&quot;;COUNTIF(OFFSET([.A$1];0;0;ROW();1); &quot;testcondition&quot;)*10)&amp; &quot;T&quot; &amp;(COUNTIF(OFFSET([.B$1];0;0;ROW()-1;1);CONCATENATE(VLOOKUP(&quot;SUBCLUSTER ID&quot;;[.A$1:.B$1048576];2;0);&quot;C&quot;;COUNTIF(OFFSET([.A$1];0;0;ROW();1); &quot;testcondition&quot;)*10)&amp; &quot;T.*&quot;) +1) * 10" office:value-type="string" office:string-value="XXXX01C10T30" calcext:value-type="string">
              <text:p>XXXX01C10T30</text:p>
            </table:table-cell>
            <table:table-cell table:style-name="ce25" office:value-type="string" calcext:value-type="string" table:number-columns-spanned="3" table:number-rows-spanned="1">
              <text:p>&lt;testcase description&gt;</text:p>
            </table:table-cell>
            <table:covered-table-cell table:number-columns-repeated="2" table:style-name="ce27"/>
            <table:table-cell table:style-name="ce35" table:content-validation-name="val3" table:number-columns-repeated="2"/>
            <table:table-cell table:style-name="ce58" table:content-validation-name="val3" table:formula="of:=IF([.I33]&lt;&gt;&quot;&quot;;&quot;Test status:&quot;;&quot;&quot;)">
              <text:p/>
            </table:table-cell>
            <table:table-cell table:style-name="ce60" table:content-validation-name="val5"/>
            <table:table-cell table:style-name="ce62" table:number-columns-repeated="1015"/>
          </table:table-row>
          <table:table-row-group>
            <table:table-row table:style-name="ro1">
              <table:table-cell table:style-name="ce19"/>
              <table:table-cell table:style-name="ce40" office:value-type="string" calcext:value-type="string">
                <text:p>Comment and/or reference to requirement/specification</text:p>
              </table:table-cell>
              <table:table-cell table:style-name="ce39" table:number-columns-repeated="3"/>
              <table:table-cell table:style-name="Default" table:number-columns-repeated="1019"/>
            </table:table-row>
            <table:table-row table:style-name="ro1">
              <table:table-cell table:style-name="ce24"/>
              <table:table-cell table:style-name="ce37" office:value-type="string" calcext:value-type="string">
                <text:p>&lt;arg 2&gt;</text:p>
              </table:table-cell>
              <table:table-cell table:style-name="ce37" office:value-type="string" calcext:value-type="string">
                <text:p>&lt;arg 3&gt;</text:p>
              </table:table-cell>
              <table:table-cell table:style-name="ce37" office:value-type="string" calcext:value-type="string">
                <text:p>&lt;arg 4&gt;</text:p>
              </table:table-cell>
              <table:table-cell table:style-name="ce43" office:value-type="string" calcext:value-type="string">
                <text:p>&lt;arg 5&gt;</text:p>
              </table:table-cell>
              <table:table-cell table:style-name="ce37" office:value-type="string" calcext:value-type="string">
                <text:p>&lt;arg 6&gt;</text:p>
              </table:table-cell>
              <table:table-cell table:style-name="ce37" office:value-type="string" calcext:value-type="string">
                <text:p>&lt;arg n&gt;</text:p>
              </table:table-cell>
              <table:table-cell table:style-name="ce37" table:number-columns-repeated="1017"/>
            </table:table-row>
            <table:table-row table:style-name="ro1">
              <table:table-cell table:style-name="ce24" office:value-type="string" calcext:value-type="string">
                <text:p>&lt;action word&gt;</text:p>
              </table:table-cell>
              <table:table-cell table:number-columns-repeated="6" table:style-name="ce38" office:value-type="string" calcext:value-type="string">
                <text:p>&lt;testdata&gt;</text:p>
              </table:table-cell>
              <table:table-cell table:style-name="ce38" table:number-columns-repeated="1017"/>
            </table:table-row>
            <table:table-row table:style-name="ro1" table:number-rows-repeated="2">
              <table:table-cell table:style-name="ce19"/>
              <table:table-cell table:style-name="ce39" table:number-columns-repeated="4"/>
              <table:table-cell table:style-name="Default" table:number-columns-repeated="1019"/>
            </table:table-row>
            <table:table-row table:style-name="ro1">
              <table:table-cell table:style-name="actionword"/>
              <table:table-cell table:style-name="argument" office:value-type="string" calcext:value-type="string">
                <text:p>message</text:p>
              </table:table-cell>
              <table:table-cell table:style-name="ce39" table:number-columns-repeated="3"/>
              <table:table-cell table:style-name="Default" table:number-columns-repeated="1019"/>
            </table:table-row>
            <table:table-row table:style-name="ro1">
              <table:table-cell table:style-name="actionword" office:value-type="string" calcext:value-type="string">
                <text:p>say something</text:p>
              </table:table-cell>
              <table:table-cell table:style-name="testdata" office:value-type="string" calcext:value-type="string">
                <text:p>Hello</text:p>
              </table:table-cell>
              <table:table-cell table:style-name="ce39" table:number-columns-repeated="3"/>
              <table:table-cell table:style-name="Default" table:number-columns-repeated="1019"/>
            </table:table-row>
            <table:table-row table:style-name="ro1">
              <table:table-cell table:style-name="ce19"/>
              <table:table-cell table:style-name="ce39" table:number-columns-repeated="4"/>
              <table:table-cell table:style-name="Default" table:number-columns-repeated="1019"/>
            </table:table-row>
          </table:table-row-group>
        </table:table-row-group>
        <table:table-row table:style-name="ro1">
          <table:table-cell table:style-name="ce26" office:value-type="string" calcext:value-type="string">
            <text:p>testcondition</text:p>
          </table:table-cell>
          <table:table-cell table:style-name="ce32" table:formula="of:=CONCATENATE(VLOOKUP(&quot;SUBCLUSTER ID&quot;;[.A$1:.B$1048576];2;0);&quot;C&quot;;COUNTIF(OFFSET([.A$1];0;0;ROW();1); &quot;testcondition&quot;)*10)" office:value-type="string" office:string-value="XXXX01C20" calcext:value-type="string">
            <text:p>XXXX01C20</text:p>
          </table:table-cell>
          <table:table-cell table:style-name="ce50" office:value-type="string" calcext:value-type="string" table:number-columns-spanned="3" table:number-rows-spanned="1">
            <text:p>Lamp moet aan en uitgezet kunnen worden</text:p>
          </table:table-cell>
          <table:covered-table-cell table:number-columns-repeated="2" table:style-name="ce26"/>
          <table:table-cell table:style-name="ce56" table:content-validation-name="val2" office:value-type="string" calcext:value-type="string">
            <text:p>Must have</text:p>
          </table:table-cell>
          <table:table-cell table:style-name="ce56" table:content-validation-name="val4" office:value-type="string" calcext:value-type="string">
            <text:p>Final</text:p>
          </table:table-cell>
          <table:table-cell table:style-name="ce56" table:content-validation-name="val1" office:value-type="string" calcext:value-type="string">
            <text:p>Must Test</text:p>
          </table:table-cell>
          <table:table-cell table:style-name="ce59"/>
          <table:table-cell table:style-name="ce61" table:number-columns-repeated="1015"/>
        </table:table-row>
        <table:table-row-group>
          <table:table-row table:style-name="ro1">
            <table:table-cell table:style-name="ce19"/>
            <table:table-cell table:style-name="ce41" office:value-type="string" calcext:value-type="string">
              <text:p>Comment and/or reference to requirement/specification</text:p>
            </table:table-cell>
            <table:table-cell table:style-name="ce45"/>
            <table:table-cell table:style-name="Default" table:number-columns-repeated="1021"/>
          </table:table-row>
          <table:table-row table:style-name="ro1">
            <table:table-cell table:style-name="ce19"/>
            <table:table-cell table:style-name="ce30"/>
            <table:table-cell table:style-name="ce45"/>
            <table:table-cell table:style-name="Default" table:number-columns-repeated="1021"/>
          </table:table-row>
          <table:table-row table:style-name="ro1">
            <table:table-cell table:style-name="ce22" office:value-type="string" calcext:value-type="string">
              <text:p>#tag</text:p>
            </table:table-cell>
            <table:table-cell table:style-name="ce33" office:value-type="string" calcext:value-type="string">
              <text:p>Requirement</text:p>
            </table:table-cell>
            <table:table-cell table:style-name="ce51" office:value-type="string" calcext:value-type="string">
              <text:p>R1.2</text:p>
            </table:table-cell>
            <table:table-cell table:style-name="Default" table:number-columns-repeated="1021"/>
          </table:table-row>
          <table:table-row table:style-name="ro1">
            <table:table-cell table:style-name="ce19"/>
            <table:table-cell table:style-name="ce30"/>
            <table:table-cell table:style-name="ce45"/>
            <table:table-cell table:style-name="Default" table:number-columns-repeated="1021"/>
          </table:table-row>
          <table:table-row table:style-name="ro1">
            <table:table-cell table:style-name="ce25" office:value-type="string" calcext:value-type="string">
              <text:p>testcase</text:p>
            </table:table-cell>
            <table:table-cell table:style-name="ce35" table:formula="of:=CONCATENATE(VLOOKUP(&quot;SUBCLUSTER ID&quot;;[.A$1:.B$1048576];2;0);&quot;C&quot;;COUNTIF(OFFSET([.A$1];0;0;ROW();1); &quot;testcondition&quot;)*10)&amp; &quot;T&quot; &amp;(COUNTIF(OFFSET([.B$1];0;0;ROW()-1;1);CONCATENATE(VLOOKUP(&quot;SUBCLUSTER ID&quot;;[.A$1:.B$1048576];2;0);&quot;C&quot;;COUNTIF(OFFSET([.A$1];0;0;ROW();1); &quot;testcondition&quot;)*10)&amp; &quot;T.*&quot;) +1) * 10" office:value-type="string" office:string-value="XXXX01C20T10" calcext:value-type="string">
              <text:p>XXXX01C20T10</text:p>
            </table:table-cell>
            <table:table-cell table:style-name="ce25" office:value-type="string" calcext:value-type="string" table:number-columns-spanned="3" table:number-rows-spanned="1">
              <text:p>Onder normale operatie moet een lamp aan en uit gaan</text:p>
            </table:table-cell>
            <table:covered-table-cell table:number-columns-repeated="2" table:style-name="ce27"/>
            <table:table-cell table:style-name="ce35" table:content-validation-name="val3" table:number-columns-repeated="2"/>
            <table:table-cell table:style-name="ce58" table:content-validation-name="val3" table:formula="of:=IF([.I47]&lt;&gt;&quot;&quot;;&quot;Test status:&quot;;&quot;&quot;)">
              <text:p/>
            </table:table-cell>
            <table:table-cell table:style-name="ce60" table:content-validation-name="val5"/>
            <table:table-cell table:style-name="ce62" table:number-columns-repeated="1015"/>
          </table:table-row>
          <table:table-row-group>
            <table:table-row table:style-name="ro1">
              <table:table-cell table:style-name="ce19"/>
              <table:table-cell table:style-name="ce40" office:value-type="string" calcext:value-type="string">
                <text:p>Comment and/or reference to requirement/specification</text:p>
              </table:table-cell>
              <table:table-cell table:style-name="ce39" table:number-columns-repeated="3"/>
              <table:table-cell table:style-name="Default" table:number-columns-repeated="1019"/>
            </table:table-row>
            <table:table-row table:style-name="ro1">
              <table:table-cell table:style-name="ce19"/>
              <table:table-cell table:style-name="ce36"/>
              <table:table-cell table:style-name="ce39" table:number-columns-repeated="3"/>
              <table:table-cell table:style-name="Default" table:number-columns-repeated="1019"/>
            </table:table-row>
            <table:table-row table:style-name="ro1">
              <table:table-cell table:style-name="ce24"/>
              <table:table-cell table:style-name="ce37" office:value-type="string" calcext:value-type="string">
                <text:p>Nummer</text:p>
              </table:table-cell>
              <table:table-cell table:style-name="ce37" office:value-type="string" calcext:value-type="string">
                <text:p>Intensiteit</text:p>
              </table:table-cell>
              <table:table-cell table:style-name="ce37"/>
              <table:table-cell table:style-name="ce43"/>
              <table:table-cell table:style-name="ce37" table:number-columns-repeated="1019"/>
            </table:table-row>
            <table:table-row table:style-name="ro1">
              <table:table-cell table:style-name="ce24" office:value-type="string" calcext:value-type="string">
                <text:p>lamp aan</text:p>
              </table:table-cell>
              <table:table-cell table:style-name="ce38" office:value-type="float" office:value="3" calcext:value-type="float">
                <text:p>3</text:p>
              </table:table-cell>
              <table:table-cell table:style-name="ce38" office:value-type="float" office:value="100" calcext:value-type="float">
                <text:p>100</text:p>
              </table:table-cell>
              <table:table-cell table:style-name="ce38" table:number-columns-repeated="1021"/>
            </table:table-row>
            <table:table-row table:style-name="ro1">
              <table:table-cell table:style-name="ce24"/>
              <table:table-cell table:style-name="Default" table:number-columns-repeated="6"/>
              <table:table-cell table:style-name="ce38" table:number-columns-repeated="1017"/>
            </table:table-row>
            <table:table-row table:style-name="ro1">
              <table:table-cell table:style-name="ce24"/>
              <table:table-cell table:style-name="ce37" office:value-type="string" calcext:value-type="string">
                <text:p>Nummer</text:p>
              </table:table-cell>
              <table:table-cell table:style-name="ce37" office:value-type="string" calcext:value-type="string">
                <text:p>Aan/uit</text:p>
              </table:table-cell>
              <table:table-cell table:style-name="ce37"/>
              <table:table-cell table:style-name="ce43"/>
              <table:table-cell table:style-name="ce37" table:number-columns-repeated="2"/>
              <table:table-cell table:style-name="ce38" table:number-columns-repeated="1017"/>
            </table:table-row>
            <table:table-row table:style-name="ro1">
              <table:table-cell table:style-name="ce24" office:value-type="string" calcext:value-type="string">
                <text:p>check lamp</text:p>
              </table:table-cell>
              <table:table-cell table:style-name="ce38" office:value-type="float" office:value="3" calcext:value-type="float">
                <text:p>3</text:p>
              </table:table-cell>
              <table:table-cell table:style-name="ce38" office:value-type="string" calcext:value-type="string">
                <text:p>aan</text:p>
              </table:table-cell>
              <table:table-cell table:style-name="ce38" table:number-columns-repeated="1021"/>
            </table:table-row>
            <table:table-row table:style-name="ro1" table:number-rows-repeated="2">
              <table:table-cell table:style-name="ce24"/>
              <table:table-cell table:style-name="Default" table:number-columns-repeated="6"/>
              <table:table-cell table:style-name="ce38" table:number-columns-repeated="1017"/>
            </table:table-row>
          </table:table-row-group>
          <table:table-row table:style-name="ro1">
            <table:table-cell table:style-name="ce27" office:value-type="string" calcext:value-type="string">
              <text:p>testcase</text:p>
            </table:table-cell>
            <table:table-cell table:style-name="ce35" table:formula="of:=CONCATENATE(VLOOKUP(&quot;SUBCLUSTER ID&quot;;[.A$1:.B$1048576];2;0);&quot;C&quot;;COUNTIF(OFFSET([.A$1];0;0;ROW();1); &quot;testcondition&quot;)*10)&amp; &quot;T&quot; &amp;(COUNTIF(OFFSET([.B$1];0;0;ROW()-1;1);CONCATENATE(VLOOKUP(&quot;SUBCLUSTER ID&quot;;[.A$1:.B$1048576];2;0);&quot;C&quot;;COUNTIF(OFFSET([.A$1];0;0;ROW();1); &quot;testcondition&quot;)*10)&amp; &quot;T.*&quot;) +1) * 10" office:value-type="string" office:string-value="XXXX01C20T20" calcext:value-type="string">
              <text:p>XXXX01C20T20</text:p>
            </table:table-cell>
            <table:table-cell table:style-name="ce52" office:value-type="string" calcext:value-type="string" table:number-columns-spanned="3" table:number-rows-spanned="1">
              <text:p>&lt;testcase description&gt;</text:p>
            </table:table-cell>
            <table:covered-table-cell table:number-columns-repeated="2" table:style-name="ce35"/>
            <table:table-cell table:style-name="ce35" table:content-validation-name="val3" table:number-columns-repeated="2"/>
            <table:table-cell table:style-name="ce58" table:content-validation-name="val3" table:formula="of:=IF([.I57]&lt;&gt;&quot;&quot;;&quot;Test status:&quot;;&quot;&quot;)">
              <text:p/>
            </table:table-cell>
            <table:table-cell table:style-name="ce60" table:content-validation-name="val5"/>
            <table:table-cell table:style-name="ce62" table:number-columns-repeated="1015"/>
          </table:table-row>
          <table:table-row-group>
            <table:table-row table:style-name="ro1">
              <table:table-cell table:style-name="ce19"/>
              <table:table-cell table:style-name="ce40" office:value-type="string" calcext:value-type="string">
                <text:p>Comment and/or reference to requirement/specification</text:p>
              </table:table-cell>
              <table:table-cell table:style-name="ce39" table:number-columns-repeated="3"/>
              <table:table-cell table:style-name="Default" table:number-columns-repeated="1019"/>
            </table:table-row>
            <table:table-row table:style-name="ro1">
              <table:table-cell table:style-name="ce19"/>
              <table:table-cell table:style-name="ce36"/>
              <table:table-cell table:style-name="ce39" table:number-columns-repeated="3"/>
              <table:table-cell table:style-name="Default" table:number-columns-repeated="1019"/>
            </table:table-row>
            <table:table-row table:style-name="ro1">
              <table:table-cell table:style-name="ce24"/>
              <table:table-cell table:style-name="ce37" office:value-type="string" calcext:value-type="string">
                <text:p>&lt;arg 2&gt;</text:p>
              </table:table-cell>
              <table:table-cell table:style-name="ce37" office:value-type="string" calcext:value-type="string">
                <text:p>&lt;arg 3&gt;</text:p>
              </table:table-cell>
              <table:table-cell table:style-name="ce37" office:value-type="string" calcext:value-type="string">
                <text:p>&lt;arg 4&gt;</text:p>
              </table:table-cell>
              <table:table-cell table:style-name="Default" table:number-columns-repeated="3"/>
              <table:table-cell table:style-name="ce37" table:number-columns-repeated="1017"/>
            </table:table-row>
            <table:table-row table:style-name="ro1">
              <table:table-cell table:style-name="ce20" office:value-type="string" calcext:value-type="string">
                <text:p>&lt;action word&gt;</text:p>
              </table:table-cell>
              <table:table-cell table:number-columns-repeated="3" table:style-name="ce38" office:value-type="string" calcext:value-type="string">
                <text:p>&lt;testdata&gt;</text:p>
              </table:table-cell>
              <table:table-cell table:style-name="Default" office:value-type="string" calcext:value-type="string">
                <text:p>&amp;Cont</text:p>
              </table:table-cell>
              <table:table-cell table:style-name="Default" table:number-columns-repeated="2"/>
              <table:table-cell table:style-name="ce38" table:number-columns-repeated="1017"/>
            </table:table-row>
          </table:table-row-group>
        </table:table-row-group>
        <table:table-row table:style-name="ro1">
          <table:table-cell table:style-name="actionword"/>
          <table:table-cell table:number-columns-repeated="1023"/>
        </table:table-row>
        <table:table-row table:style-name="ro1">
          <table:table-cell table:style-name="actionword"/>
          <table:table-cell table:style-name="ce43" office:value-type="string" calcext:value-type="string">
            <text:p>&lt;arg 5&gt;</text:p>
          </table:table-cell>
          <table:table-cell table:style-name="ce37" office:value-type="string" calcext:value-type="string">
            <text:p>&lt;arg 6&gt;</text:p>
          </table:table-cell>
          <table:table-cell table:style-name="ce37" office:value-type="string" calcext:value-type="string">
            <text:p>&lt;arg n&gt;</text:p>
          </table:table-cell>
          <table:table-cell table:number-columns-repeated="1020"/>
        </table:table-row>
        <table:table-row table:style-name="ro1">
          <table:table-cell table:style-name="actionword" office:value-type="string" calcext:value-type="string">
            <text:p>&amp;Cont</text:p>
          </table:table-cell>
          <table:table-cell table:number-columns-repeated="3" table:style-name="ce38" office:value-type="string" calcext:value-type="string">
            <text:p>&lt;testdata&gt;</text:p>
          </table:table-cell>
          <table:table-cell table:number-columns-repeated="1020"/>
        </table:table-row>
        <table:table-row table:style-name="ro1">
          <table:table-cell table:style-name="actionword"/>
          <table:table-cell table:number-columns-repeated="1023"/>
        </table:table-row>
        <table:table-row table:style-name="ro1">
          <table:table-cell table:style-name="actionword"/>
          <table:table-cell table:style-name="argument" office:value-type="string" calcext:value-type="string">
            <text:p>message</text:p>
          </table:table-cell>
          <table:table-cell table:number-columns-repeated="1022"/>
        </table:table-row>
        <table:table-row table:style-name="ro1">
          <table:table-cell table:style-name="actionword" office:value-type="string" calcext:value-type="string">
            <text:p>say something</text:p>
          </table:table-cell>
          <table:table-cell table:style-name="testdata" office:value-type="string" calcext:value-type="string">
            <text:p>Hello</text:p>
          </table:table-cell>
          <table:table-cell table:number-columns-repeated="1022"/>
        </table:table-row>
        <table:table-row table:style-name="ro1">
          <table:table-cell table:style-name="actionword"/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pplicationDate" table:base-cell-address="$'Version information'.$A$1" table:cell-range-address="$'Version information'.$B$5"/>
        <table:named-range table:name="ApplicationName" table:base-cell-address="$'Version information'.$A$1" table:cell-range-address="$'Version information'.$B$3"/>
        <table:named-range table:name="ApplicationVersion" table:base-cell-address="$'Version information'.$A$1" table:cell-range-address="$'Version information'.$B$4"/>
        <table:named-range table:name="ClusterID" table:base-cell-address="$'Version information'.$A$1" table:cell-range-address="$'Version information'.$B$2"/>
        <table:named-range table:name="ClusterName" table:base-cell-address="$'Version information'.$A$1" table:cell-range-address="$'Version information'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Trebuchet MS3" svg:font-family="'Trebuchet MS'" style:font-family-generic="swiss" style:font-pitch="variable"/>
    <style:font-face style:name="Trebuchet MS1" svg:font-family="'Trebuchet MS'" style:font-adornments="Bold" style:font-family-generic="swiss" style:font-pitch="variable"/>
    <style:font-face style:name="Trebuchet MS2" svg:font-family="'Trebuchet MS'" style:font-adornments="Bold Italic" style:font-family-generic="swiss" style:font-pitch="variable"/>
    <style:font-face style:name="Trebuchet MS" svg:font-family="'Trebuchet M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day number:style="long"/>
      <number:text>-</number:text>
      <number:month number:textual="true"/>
      <number:text>-</number:text>
      <number:year number:style="long"/>
    </number:date-style>
    <number:date-style style:name="N114">
      <number:day number:style="long"/>
      <number:text> </number:text>
      <number:month number:textual="true"/>
      <number:text> </number:text>
      <number:year number:style="long"/>
    </number:date-style>
    <number:number-style style:name="N10108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8" number:language="nl" number:country="NL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8P0"/>
    </number:number-style>
    <number:number-style style:name="N10109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9" number:language="nl" number:country="NL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9P0"/>
    </number:number-style>
    <number:number-style style:name="N10111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1" number:language="nl" number:country="NL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1P0"/>
    </number:number-style>
    <number:number-style style:name="N10112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2" number:language="nl" number:country="NL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2P0"/>
    </number:number-style>
    <number:date-style style:name="N10113" number:language="nl" number:country="NL">
      <number:day/>
      <number:text>-</number:text>
      <number:month/>
      <number:text>-</number:text>
      <number:year number:style="long"/>
    </number:date-style>
    <number:date-style style:name="N10114" number:language="nl" number:country="NL">
      <number:day/>
      <number:text>-</number:text>
      <number:month number:textual="true"/>
      <number:text>-</number:text>
      <number:year/>
    </number:date-style>
    <number:date-style style:name="N10115" number:language="nl" number:country="NL">
      <number:day/>
      <number:text>-</number:text>
      <number:month number:textual="true"/>
    </number:date-style>
    <number:date-style style:name="N10116" number:language="nl" number:country="NL">
      <number:month number:textual="true"/>
      <number:text>-</number:text>
      <number:year/>
    </number:date-style>
    <number:time-style style:name="N10117" number:language="nl" number:country="NL">
      <number:hours/>
      <number:text>:</number:text>
      <number:minutes number:style="long"/>
      <number:text> </number:text>
      <number:am-pm/>
    </number:time-style>
    <number:time-style style:name="N10118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nl" number:country="NL">
      <number:hours/>
      <number:text>:</number:text>
      <number:minutes number:style="long"/>
    </number:time-style>
    <number:time-style style:name="N10120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10121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3" number:language="nl" number:country="NL">
      <number:number number:decimal-places="0" loext:min-decimal-places="0" number:min-integer-digits="1" number:grouping="true"/>
      <number:text>-</number:text>
      <style:map style:condition="value()&gt;=0" style:apply-style-name="N10123P0"/>
    </number:number-style>
    <number:number-style style:name="N10124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4" number:language="nl" number:country="NL">
      <style:text-properties fo:color="#ff0000"/>
      <number:number number:decimal-places="0" loext:min-decimal-places="0" number:min-integer-digits="1" number:grouping="true"/>
      <number:text>-</number:text>
      <style:map style:condition="value()&gt;=0" style:apply-style-name="N10124P0"/>
    </number:number-style>
    <number:number-style style:name="N10126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6" number:language="nl" number:country="NL">
      <number:number number:decimal-places="2" loext:min-decimal-places="2" number:min-integer-digits="1" number:grouping="true"/>
      <number:text>-</number:text>
      <style:map style:condition="value()&gt;=0" style:apply-style-name="N10126P0"/>
    </number:number-style>
    <number:number-style style:name="N10127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7" number:language="nl" number:country="NL">
      <style:text-properties fo:color="#ff0000"/>
      <number:number number:decimal-places="2" loext:min-decimal-places="2" number:min-integer-digits="1" number:grouping="true"/>
      <number:text>-</number:text>
      <style:map style:condition="value()&gt;=0" style:apply-style-name="N10127P0"/>
    </number:number-style>
    <number:number-style style:name="N10131P0" style:volatile="true" number:language="nl" number:country="NL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1P1" style:volatile="true" number:language="nl" number:country="NL"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1P2" style:volatile="true" number:language="nl" number:country="NL">
      <loext:fill-character> </loext:fill-character>
      <number:text>- </number:text>
    </number:number-style>
    <number:text-style style:name="N10131" number:language="nl" number:country="N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5P1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5P2" style:volatile="true" number:language="nl" number:country="NL">
      <loext:text> € </loext:text>
      <loext:fill-character> </loext:fill-character>
      <number:text>- </number:text>
    </number:number-style>
    <number:text-style style:name="N10135" number:language="nl" number:country="N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nl" number:country="NL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nl" number:country="NL"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39P2" style:volatile="true" number:language="nl" number:country="NL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nl" number:country="N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3P1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43P2" style:volatile="true" number:language="nl" number:country="NL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3" number:language="nl" number:country="NL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text-align-source="fix" style:repeat-content="false" style:rotation-align="none" style:vertical-align="top"/>
      <style:paragraph-properties fo:text-align="start"/>
      <style:text-properties style:font-name="Trebuchet MS" fo:font-family="'Trebuchet MS'" style:font-style-name="Regular" style:font-family-generic="swiss" style:font-pitch="variable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tionword" style:family="table-cell" style:parent-style-name="Defaul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1" fo:font-family="'Trebuchet MS'" style:font-style-name="Bold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argument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family="'Trebuchet MS'" style:font-style-name="Regular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ent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339966" style:text-outline="false" style:text-line-through-style="none" style:text-line-through-type="none" style:font-name="Trebuchet MS2" fo:font-family="'Trebuchet MS'" style:font-style-name="Bold Italic" style:font-family-generic="swiss" style:font-pitch="variable" fo:font-size="10pt" fo:font-style="italic" fo:text-shadow="none" style:text-underline-style="none" fo:font-weight="bold" style:font-size-asian="10pt" style:font-style-asian="italic" style:font-weight-asian="bold" style:font-name-complex="Arial" style:font-family-complex="Arial" style:font-family-generic-complex="swiss" style:font-size-complex="10pt" style:font-style-complex="italic" style:font-weight-complex="bold"/>
    </style:style>
    <style:style style:name="information" style:family="table-cell" style:parent-style-name="Default">
      <style:table-cell-properties fo:background-color="#99cc6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1" fo:font-family="'Trebuchet MS'" style:font-style-name="Bold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tag" style:family="table-cell" style:parent-style-name="Default">
      <style:table-cell-properties fo:background-color="#ffff99" style:diagonal-bl-tr="none" style:diagonal-tl-br="none" fo:border="0.74pt solid #000000"/>
      <style:text-properties style:use-window-font-color="true" style:text-outline="false" style:text-line-through-style="none" style:text-line-through-type="none" style:font-name="Trebuchet MS1" fo:font-family="'Trebuchet MS'" style:font-style-name="Bold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ag-value" style:family="table-cell" style:parent-style-name="Default">
      <style:table-cell-properties style:diagonal-bl-tr="none" style:diagonal-tl-br="none" fo:border="0.74pt solid #000000"/>
    </style:style>
    <style:style style:name="testcase" style:family="table-cell" style:parent-style-name="Default">
      <style:table-cell-properties fo:border-bottom="0.74pt solid #000000" fo:background-color="#ccff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text-shadow="none" style:text-underline-style="none" fo:font-weight="bold"/>
    </style:style>
    <style:style style:name="testcondition" style:family="table-cell" style:parent-style-name="Default">
      <style:table-cell-properties fo:border-bottom="0.74pt solid #000000" fo:background-color="#99cc6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1" fo:font-family="'Trebuchet MS'" style:font-style-name="Bold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testdata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1" fo:font-family="'Trebuchet MS'" style:font-style-name="Bold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test-status-s" style:family="table-cell" style:parent-style-name="testcase">
      <style:table-cell-properties fo:background-color="#6699cc" style:text-align-source="fix" style:repeat-content="false" loext:vertical-justify="auto"/>
      <style:paragraph-properties fo:text-align="center" css3t:text-justify="auto"/>
    </style:style>
    <style:style style:name="test-status-n" style:family="table-cell" style:parent-style-name="testcase">
      <style:table-cell-properties fo:border-bottom="0.06pt solid #000000" fo:background-color="#aea79f" style:text-align-source="fix" style:repeat-content="false" fo:border-left="none" fo:border-right="none" fo:border-top="0.06pt solid #000000"/>
      <style:paragraph-properties fo:text-align="center" fo:margin-left="0mm"/>
      <style:text-properties style:font-name="Trebuchet MS3" fo:font-family="'Trebuchet MS'" style:font-family-generic="swiss" style:font-pitch="variable" fo:font-weight="bold" style:font-weight-asian="bold" style:font-weight-complex="bold"/>
    </style:style>
    <style:style style:name="test-status-g" style:family="table-cell" style:parent-style-name="testcase" style:data-style-name="N0">
      <style:table-cell-properties fo:background-color="#00cc00" style:text-align-source="fix" style:repeat-content="false" loext:vertical-justify="auto"/>
      <style:paragraph-properties fo:text-align="center" css3t:text-justify="auto"/>
    </style:style>
    <style:style style:name="test-status-f" style:family="table-cell" style:parent-style-name="testcase">
      <style:table-cell-properties fo:background-color="#cc0000" style:text-align-source="fix" style:repeat-content="false" loext:vertical-justify="auto"/>
      <style:paragraph-properties fo:text-align="center" css3t:text-justify="auto"/>
    </style:style>
    <style:style style:name="test-status-t" style:family="table-cell" style:parent-style-name="testcase">
      <style:table-cell-properties fo:background-color="#ffff99" style:text-align-source="fix" style:repeat-content="false" loext:vertical-justify="auto"/>
      <style:paragraph-properties fo:text-align="center"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3mm" fo:margin-bottom="13mm" fo:margin-left="19mm" fo:margin-right="20mm" style:print-page-order="ttb" style:first-page-number="continue" loext:scale-to-X="1" loext:scale-to-Y="100" style:writing-mode="lr-tb" style:print="charts drawings grid headers objects zero-values"/>
      <style:header-style>
        <style:header-footer-properties fo:min-height="4.99mm" fo:margin-left="0mm" fo:margin-right="0mm" fo:margin-bottom="1.46mm"/>
      </style:header-style>
      <style:footer-style>
        <style:header-footer-properties fo:min-height="4.99mm" fo:margin-left="0mm" fo:margin-right="0mm" fo:margin-top="1.4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-00-0000</text:date>, <text:time style:data-style-name="N2" text:time-value="13:57:35.826305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ion_20_information" style:display-name="PageStyle_Version inform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XXX01" style:display-name="PageStyle_XXXX01" style:page-layout-name="Mpm4">
      <style:header>
        <text:p><text:span text:style-name="MT1"><text:sheet-name>???</text:sheet-name></text:span></text:p>
      </style:header>
      <style:header-left style:display="false"/>
      <style:footer>
        <style:region-left>
          <text:p><text:span text:style-name="MT1"><text:date style:data-style-name="N2" text:date-value="2016-03-24">00-00-0000</text:date></text:span><text:span text:style-name="MT1"> </text:span></text:p>
        </style:region-left>
        <style:region-center>
          <text:p><text:span text:style-name="MT1">Page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file-name text:display="name-and-extension">???</text:file-name></text:span><text:span text:style-name="MT1"> 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luster template</dc:title>
    <meta:creation-date>2016-03-18T10:39:57.139459736</meta:creation-date>
    <meta:generator>LibreOffice/5.1.1.2$Linux_X86_64 LibreOffice_project/10m0$Build-2</meta:generator>
    <meta:editing-duration>PT9H31M55S</meta:editing-duration>
    <meta:editing-cycles>14</meta:editing-cycles>
    <meta:initial-creator>Maurice Koster</meta:initial-creator>
    <dc:date>2016-03-24T16:35:41.071896767</dc:date>
    <dc:creator>Maurice Koster</dc:creator>
    <meta:document-statistic meta:table-count="2" meta:cell-count="180" meta:object-count="0"/>
    <meta:user-defined meta:name="AppVersion">14.0300</meta:user-defined>
    <meta:user-defined meta:name="Company">Logica CC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version" meta:value-type="string">2008.03.001</meta:user-defined>
    <meta:template xlink:type="simple" xlink:actuate="onRequest" xlink:title="Cluster template" xlink:href="../../../../../../P:/Usas/CEDD/Testing/Templates/TestFrame%20Cluster%20Workbook%20-%20EN%20-%20v20160317.ots" meta:date="2016-03-23T16:33:44.435909167"/>
  </office:meta>
</office:document-meta>
</file>